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40pt" style:font-size-asian="40pt" style:font-size-complex="4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4.224cm" svg:y1="12.192cm" svg:x2="14.224cm" svg:y2="16.256cm">
          <text:p/>
        </draw:line>
        <draw:line draw:style-name="gr1" draw:text-style-name="P1" draw:layer="layout" svg:x1="14.224cm" svg:y1="16.256cm" svg:x2="11.684cm" svg:y2="16.256cm">
          <text:p/>
        </draw:line>
        <draw:line draw:style-name="gr1" draw:text-style-name="P1" draw:layer="layout" svg:x1="14.224cm" svg:y1="12.192cm" svg:x2="13.208cm" svg:y2="12.192cm">
          <text:p/>
        </draw:line>
        <draw:line draw:style-name="gr1" draw:text-style-name="P1" draw:layer="layout" svg:x1="13.97cm" svg:y1="11.684cm" svg:x2="15.494cm" svg:y2="11.684cm">
          <text:p/>
        </draw:line>
        <draw:line draw:style-name="gr1" draw:text-style-name="P1" draw:layer="layout" svg:x1="15.224cm" svg:y1="12.192cm" svg:x2="15.224cm" svg:y2="16.256cm">
          <text:p/>
        </draw:line>
        <draw:line draw:style-name="gr1" draw:text-style-name="P1" draw:layer="layout" svg:x1="16.224cm" svg:y1="16.256cm" svg:x2="15.208cm" svg:y2="16.256cm">
          <text:p/>
        </draw:line>
        <draw:line draw:style-name="gr1" draw:text-style-name="P1" draw:layer="layout" svg:x1="16.224cm" svg:y1="12.192cm" svg:x2="15.208cm" svg:y2="12.192cm">
          <text:p/>
        </draw:line>
        <draw:rect draw:style-name="gr2" draw:text-style-name="P1" draw:layer="layout" svg:width="0.508cm" svg:height="5cm" svg:x="14.478cm" svg:y="11.684cm">
          <text:p/>
        </draw:rect>
        <draw:rect draw:style-name="gr3" draw:text-style-name="P1" draw:layer="layout" svg:width="2.794cm" svg:height="6.604cm" svg:x="8.89cm" svg:y="10.16cm">
          <text:p text:style-name="P1">Water</text:p>
        </draw:rect>
        <draw:line draw:style-name="gr1" draw:text-style-name="P1" draw:layer="layout" svg:x1="11.684cm" svg:y1="16.684cm" svg:x2="16.256cm" svg:y2="16.684cm">
          <text:p/>
        </draw:line>
        <draw:line draw:style-name="gr1" draw:text-style-name="P1" draw:layer="layout" svg:x1="13.97cm" svg:y1="11.684cm" svg:x2="13.97cm" svg:y2="2.794cm">
          <text:p/>
        </draw:line>
        <draw:line draw:style-name="gr1" draw:text-style-name="P1" draw:layer="layout" svg:x1="13.208cm" svg:y1="12.192cm" svg:x2="13.208cm" svg:y2="2.794cm">
          <text:p/>
        </draw:line>
        <draw:frame draw:style-name="gr4" draw:text-style-name="P2" draw:layer="layout" svg:width="3.81cm" svg:height="1.199cm" svg:x="12.954cm" svg:y="16.764cm">
          <draw:text-box>
            <text:p text:style-name="P2"><text:span text:style-name="T1">PEM Electrolyzer Low Side Input</text:span></text:p>
          </draw:text-box>
        </draw:frame>
        <draw:frame draw:style-name="gr5" draw:layer="layout" svg:width="1.524cm" svg:height="1.673cm" svg:x="12.192cm" svg:y="15.24cm">
          <draw:text-box>
            <text:p>P1</text:p>
          </draw:text-box>
        </draw:frame>
        <draw:frame draw:style-name="gr5" draw:layer="layout" svg:width="1.778cm" svg:height="1.673cm" svg:x="7.366cm" svg:y="12.805cm">
          <draw:text-box>
            <text:p>H1</text:p>
          </draw:text-box>
        </draw:frame>
        <draw:line draw:style-name="gr6" draw:text-style-name="P1" draw:layer="layout" svg:x1="8.028cm" svg:y1="12.805cm" svg:x2="8.028cm" svg:y2="10.16cm">
          <text:p/>
        </draw:line>
        <draw:line draw:style-name="gr6" draw:text-style-name="P1" draw:layer="layout" svg:x1="8.028cm" svg:y1="13.716cm" svg:x2="8.028cm" svg:y2="16.764cm">
          <text:p/>
        </draw:line>
        <draw:frame draw:style-name="gr4" draw:text-style-name="P2" draw:layer="layout" svg:width="3.81cm" svg:height="1.199cm" svg:x="16.229cm" svg:y="13.441cm">
          <draw:text-box>
            <text:p text:style-name="P2"><text:span text:style-name="T1">PEM Electrolyzer </text:span></text:p>
          </draw:text-box>
        </draw:frame>
        <draw:line draw:style-name="gr6" draw:text-style-name="P1" draw:layer="layout" svg:x1="17.526cm" svg:y1="14.324cm" svg:x2="14.732cm" svg:y2="14.324cm">
          <text:p/>
        </draw:line>
        <draw:frame draw:style-name="gr7" draw:text-style-name="P2" draw:layer="layout" svg:width="2.032cm" svg:height="1.673cm" svg:x="17.272cm" svg:y="14.329cm">
          <draw:text-box>
            <text:p text:style-name="P2"><text:span text:style-name="T1">PEM Power</text:span></text:p>
            <text:p text:style-name="P2"><text:span text:style-name="T1">J1</text:span></text:p>
          </draw:text-box>
        </draw:frame>
        <draw:frame draw:style-name="gr8" draw:layer="layout" svg:width="2.032cm" svg:height="1.016cm" svg:x="11.684cm" svg:y="5.842cm">
          <draw:text-box>
            <text:p>H2</text:p>
          </draw:text-box>
        </draw:frame>
        <draw:line draw:style-name="gr6" draw:text-style-name="P1" draw:layer="layout" svg:x1="12.192cm" svg:y1="6.858cm" svg:x2="12.192cm" svg:y2="10.16cm">
          <text:p/>
        </draw:line>
        <draw:line draw:style-name="gr6" draw:text-style-name="P1" draw:layer="layout" svg:x1="12.192cm" svg:y1="5.842cm" svg:x2="12.192cm" svg:y2="3.048cm">
          <text:p/>
        </draw:line>
        <draw:path draw:style-name="gr1" draw:text-style-name="P1" draw:layer="layout" svg:width="1.943cm" svg:height="1.218cm" svg:x="12.583cm" svg:y="6.568cm" svg:viewBox="0 0 1944 1219" svg:d="M1944 4c-312-25-686 63-837 324-140 241 124 611-189 810-281 179-576-29-864 81l-54-27">
          <text:p/>
        </draw:path>
        <draw:line draw:style-name="gr1" draw:text-style-name="P1" draw:layer="layout" svg:x1="16.208cm" svg:y1="12.192cm" svg:x2="16.208cm" svg:y2="2.794cm">
          <text:p/>
        </draw:line>
        <draw:line draw:style-name="gr1" draw:text-style-name="P1" draw:layer="layout" svg:x1="15.47cm" svg:y1="11.684cm" svg:x2="15.47cm" svg:y2="2.794cm">
          <text:p/>
        </draw:line>
        <draw:path draw:style-name="gr1" draw:text-style-name="P1" draw:layer="layout" svg:width="1.943cm" svg:height="1.218cm" svg:x="14.783cm" svg:y="6.569cm" svg:viewBox="0 0 1944 1219" svg:d="M1944 4c-312-25-686 63-837 324-140 241 124 611-189 810-281 179-576-29-864 81l-54-27">
          <text:p/>
        </draw:path>
        <draw:frame draw:style-name="gr4" draw:text-style-name="P3" draw:layer="layout" svg:width="8.636cm" svg:height="1.199cm" svg:x="10.922cm" svg:y="2.032cm">
          <draw:text-box>
            <text:p text:style-name="P3"><text:span text:style-name="T1">O2 – Diameter D2 <text:s text:c="4"/>H2 – Diameter D1</text:span></text:p>
          </draw:text-box>
        </draw:frame>
        <draw:frame draw:style-name="gr7" draw:text-style-name="P4" draw:layer="layout" svg:width="4.572cm" svg:height="1.826cm" svg:x="0.254cm" svg:y="0.254cm">
          <draw:text-box>
            <text:p text:style-name="P4"><text:span text:style-name="T2">Input</text:span></text:p>
          </draw:text-box>
        </draw:frame>
        <draw:frame draw:style-name="gr7" draw:text-style-name="P3" draw:layer="layout" svg:width="5.334cm" svg:height="1.199cm" svg:x="17.272cm" svg:y="4.572cm">
          <draw:text-box>
            <text:p text:style-name="P3"><text:span text:style-name="T1">O2 – Flow - F1 </text:span></text:p>
            <text:p text:style-name="P3"><text:span text:style-name="T1">H2 – Flow - F2</text:span></text:p>
          </draw:text-box>
        </draw:frame>
        <draw:line draw:style-name="gr6" draw:text-style-name="P1" draw:layer="layout" svg:x1="17.272cm" svg:y1="4.826cm" svg:x2="13.462cm" svg:y2="4.826cm">
          <text:p/>
        </draw:line>
        <draw:line draw:style-name="gr6" draw:text-style-name="P1" draw:layer="layout" svg:x1="17.272cm" svg:y1="5.334cm" svg:x2="15.748cm" svg:y2="5.334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Woods</meta:initial-creator>
    <meta:creation-date>2021-08-19T23:52:53</meta:creation-date>
    <meta:editing-duration>PT1H7M51S</meta:editing-duration>
    <meta:editing-cycles>6</meta:editing-cycles>
    <dc:date>2021-08-20T01:15:54</dc:date>
    <dc:creator>Jerry Woods</dc:creator>
    <meta:generator>OpenOffice/4.1.5$Unix OpenOffice.org_project/415m1$Build-9789</meta:generator>
    <meta:document-statistic meta:object-count="55"/>
  </office:meta>
</office:document-meta>
</file>